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style:font-name="Courier New" style:font-name-complex="Courier New1"/>
    </style:style>
    <style:style style:name="P5" style:family="paragraph" style:parent-style-name="Standard" style:master-page-name="Standard">
      <style:paragraph-properties style:page-number="auto"/>
      <style:text-properties style:font-name="Courier New" style:font-name-complex="Courier New1"/>
    </style:style>
    <style:style style:name="P6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7" style:family="paragraph" style:parent-style-name="Standard">
      <style:text-properties style:font-name="Courier New" fo:font-size="14pt" fo:font-weight="bold" officeooo:paragraph-rsid="00104ee7" style:font-size-asian="14pt" style:font-weight-asian="bold" style:font-name-complex="Courier New1" style:font-size-complex="14pt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1"/>
    </style:style>
    <style:style style:name="P9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8in"/>
        </style:tab-stops>
      </style:paragraph-properties>
      <style:text-properties officeooo:paragraph-rsid="00104ee7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urier New" fo:font-weight="bold" style:font-weight-asian="bold" style:font-name-complex="Courier New1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ourier New" fo:font-weight="bold" style:font-weight-asian="bold" style:font-name-complex="Courier New1"/>
    </style:style>
    <style:style style:name="P12" style:family="paragraph" style:parent-style-name="Standard">
      <style:paragraph-properties fo:margin-left="1in" fo:margin-right="0in" fo:text-indent="0in" style:auto-text-indent="false"/>
      <style:text-properties style:font-name="Courier New" style:font-name-complex="Courier New1"/>
    </style:style>
    <style:style style:name="P13" style:family="paragraph" style:parent-style-name="Standard">
      <style:paragraph-properties fo:margin-left="1in" fo:margin-right="0in" fo:text-indent="0in" style:auto-text-indent="false"/>
      <style:text-properties style:font-name="Courier New" officeooo:rsid="00104ee7" officeooo:paragraph-rsid="00104ee7" style:font-name-complex="Courier New1"/>
    </style:style>
    <style:style style:name="P14" style:family="paragraph" style:parent-style-name="Standard">
      <style:paragraph-properties fo:margin-left="1in" fo:margin-right="0in" fo:text-indent="0in" style:auto-text-indent="false"/>
      <style:text-properties officeooo:rsid="00104ee7" officeooo:paragraph-rsid="00104ee7"/>
    </style:style>
    <style:style style:name="P15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style:font-name="Courier New" style:font-name-complex="Courier New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Courier New" fo:font-weight="bold" style:font-weight-asian="bold" style:font-name-complex="Courier New1"/>
    </style:style>
    <style:style style:name="P17" style:family="paragraph" style:parent-style-name="Standard">
      <style:paragraph-properties fo:margin-top="0in" fo:margin-bottom="0.0693in" loext:contextual-spacing="false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8" style:family="paragraph" style:parent-style-name="Standard">
      <style:paragraph-properties fo:margin-top="0in" fo:margin-bottom="0.0693in" loext:contextual-spacing="false" fo:line-height="100%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bold" officeooo:rsid="00104ee7" officeooo:paragraph-rsid="00104ee7" style:font-weight-asian="bold" style:font-name-complex="Courier New1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/>
    </style:style>
    <style:style style:name="T3" style:family="text">
      <style:text-properties style:font-name="Courier New" fo:font-weight="bold" style:font-weight-asian="bold" style:font-name-complex="Courier New1" style:font-weight-complex="bold"/>
    </style:style>
    <style:style style:name="T4" style:family="text">
      <style:text-properties style:font-name="Courier New" fo:language="en" fo:country="US" fo:font-weight="bold" style:font-weight-asian="bold" style:font-name-complex="Courier New1"/>
    </style:style>
    <style:style style:name="T5" style:family="text">
      <style:text-properties style:font-name="Courier New" fo:language="en" fo:country="US" fo:font-weight="bold" officeooo:rsid="00104ee7" style:font-weight-asian="bold" style:font-name-complex="Courier New1"/>
    </style:style>
    <style:style style:name="T6" style:family="text">
      <style:text-properties style:font-name="Courier New" fo:language="en" fo:country="US" fo:font-style="italic" fo:font-weight="bold" style:font-style-asian="italic" style:font-weight-asian="bold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BSOLV(1) <text:s text:c="17"/>User Commands <text:s text:c="20"/>QBSOLV(1)</text:p>
      <text:p text:style-name="P6">NAME</text:p>
      <text:p text:style-name="P1"><text:span text:style-name="T2">qbsolv</text:span><text:span text:style-name="T1"> – minimize the objective function represented by a QUBO </text:span></text:p>
      <text:p text:style-name="P7">SYNOPSIS</text:p>
      <text:p text:style-name="P9"><text:span text:style-name="T2">qbsolv </text:span><text:span text:style-name="T4">-i &lt;input_file.qubo&gt; [-o &lt;output_file&gt; [-w]] [-m] [-T &lt;target_value</text:span><text:span text:style-name="T6">&gt;</text:span><text:span text:style-name="T4">] </text:span><text:span text:style-name="T5">[-a &lt;algorithm&gt;] </text:span><text:span text:style-name="T4">[-t &lt;num_seconds&gt;] [-n &lt;num_repeats&gt;] [-S &lt;subproblem_size&gt;] [-v &lt;verbosity_level&gt;] [-q] [-V] [-h]</text:span></text:p>
      <text:p text:style-name="P6">DESCRIPTION</text:p>
      <text:p text:style-name="P1"><text:span text:style-name="T2">qbsolv</text:span><text:span text:style-name="T1"> executes the quadratic unconstrained binary optimization (QUBO) problem in the specified file. It provides bit-vector results that minimize or, optionally, maximize the value of the objective function represented by the QUBO problem. <text:s/></text:span><text:span text:style-name="T2">qbsolv</text:span><text:span text:style-name="T1"> typically executes in a hybrid fashion on a classical CPU and a quantum processing unit (QPU).</text:span></text:p>
      <text:p text:style-name="P8">The problem must be in the QUBO(5) file format and is not limited to the size (number of variables), connectivity pattern, or numerical precision of the D-Wave system on which it will be executed.</text:p>
      <text:p text:style-name="P6">OPTIONS</text:p>
      <text:p text:style-name="P10">-i &lt;input_file.qubo&gt;</text:p>
      <text:p text:style-name="P12">Name of the file (relative or absolute pathname) containing the input QUBO. <text:s/>The “.qubo” extension is by convention. <text:s/></text:p>
      <text:p text:style-name="P11">-o &lt;output_file&gt;</text:p>
      <text:p text:style-name="P12">Optional. <text:s/>Name of the file (relative or absolute pathname) to which qbsolv will write results. <text:s/>If no file is specified, results are written to standard output.</text:p>
      <text:p text:style-name="P19"><text:tab/>-a algorithm</text:p>
      <text:p text:style-name="P13">Optional. <text:s/>This optional argument chooses nuances of the outer loop algorithm. <text:s/>The default is o. 'o' for original qbsolv method. Submatrix based upon change in energy. 'p' for path relinking. <text:s/>Submatrix based upon differences of solutions</text:p>
      <text:p text:style-name="P16">-w</text:p>
      <text:p text:style-name="P2"><text:soft-page-break/><text:span text:style-name="T1">Optional, in which case </text:span><text:span text:style-name="T2">-o</text:span><text:span text:style-name="T1"> must also be specified. Prints the input QUBO matrix and the output result in .csv format to</text:span><text:span text:style-name="T2"> </text:span><text:span text:style-name="T1">the specified output file.</text:span></text:p>
      <text:p text:style-name="P11">-m</text:p>
      <text:p text:style-name="P2"><text:span text:style-name="T1">Optional. <text:s/>Specifies that </text:span><text:span text:style-name="T2">qbsolv</text:span><text:span text:style-name="T1"> is to return the maximum value of the objective function instead of the minimum (default).</text:span></text:p>
      <text:p text:style-name="P11">-T &lt;target_value&gt;</text:p>
      <text:p text:style-name="P2"><text:span text:style-name="T1">Optional. Target value of the objective function, expressed as an integer or floating-point number. <text:s/>When target value is reached, </text:span><text:span text:style-name="T2">qbsolv</text:span><text:span text:style-name="T1"> stops the optimization process. <text:s/>Usually beneficial to specify only when the optimal value of the objective function has been analytically derived.</text:span></text:p>
      <text:p text:style-name="P11">-t &lt;num_seconds&gt;</text:p>
      <text:p text:style-name="P3"><text:span text:style-name="T1">Optional. <text:s/>Number of seconds of elapsed CPU time consumed by the classically executing portion of </text:span><text:span text:style-name="T2">qbsolv</text:span><text:span text:style-name="T1"> after which it stops the optimization process. The value may be specified as an integer or floating-point value. The elapsed CPU time is only checked after completion of the main loop, so the actual stop time may be more than the value. If options </text:span><text:span text:style-name="T2">–T</text:span><text:span text:style-name="T1"> or </text:span><text:span text:style-name="T2">–n</text:span><text:span text:style-name="T1"> are also specified, those limits may (depending on their values) stop </text:span><text:span text:style-name="T2">qbsolv</text:span><text:span text:style-name="T1"> execution before the timeout is reached. The default value is 2,592,000.0 seconds (30 days).</text:span></text:p>
      <text:p text:style-name="P4"/>
      <text:p text:style-name="P11">-n &lt;num_repeats&gt;</text:p>
      <text:p text:style-name="P2"><text:span text:style-name="T1">Optional. <text:s/>Number of times that </text:span><text:span text:style-name="T2">qbsolv</text:span><text:span text:style-name="T1"> is to repeat the main loop of the algorithm after a new optimal value is found. <text:s/>This value must be a positive integer. The default value is 40.</text:span></text:p>
      <text:p text:style-name="P10">-S &lt;subproblem_size&gt;</text:p>
      <text:p text:style-name="P14"><text:span text:style-name="T1">This optional argument indicates the size of the subproblems into which the </text:span><text:span text:style-name="T3">QUBO</text:span><text:span text:style-name="T1"> will be decomposed. <text:s/>A "-S 0" or "-S" argument not present indicates to use the size specified in the embedding file found in the workspace set up by DW. If a DW environment has not been established, the value will default to (47) and will use the tabu solver for subproblem solutions. <text:s/>If a value is specified, </text:span><text:span text:style-name="T3">qbsolv</text:span><text:span text:style-name="T1"> uses that value to create subproblem and solve with the tabu solver.</text:span></text:p>
      <text:p text:style-name="P16">-v &lt;verbosity_level&gt;</text:p>
      <text:p text:style-name="P2"><text:span text:style-name="T1">Optional. <text:s/>Level of verbosity of the output. Values are as follows:<text:line-break/>- </text:span><text:span text:style-name="T2">0</text:span><text:span text:style-name="T1"> (default) outputs the number of bits in the solution, </text:span><text:soft-page-break/><text:span text:style-name="T1">the solution itself, and the energy of the solution. <text:s/><text:line-break/>- </text:span><text:span text:style-name="T2">1</text:span><text:span text:style-name="T1"> outputs the same information as above for multiple solutions, if found. <text:line-break/>- </text:span><text:span text:style-name="T2">2</text:span><text:span text:style-name="T1"> outputs more detailed information at each step of the algorithm. <text:s/></text:span></text:p>
      <text:p text:style-name="P16">-q</text:p>
      <text:p text:style-name="P15">Optional. Prints the format of an arbitrary QUBO file and exits without running the program. </text:p>
      <text:p text:style-name="P4"/>
      <text:p text:style-name="P16">-V</text:p>
      <text:p text:style-name="P2"><text:span text:style-name="T1">Optional. <text:s/>Prints the version number of the </text:span><text:span text:style-name="T2">qbsolv</text:span><text:span text:style-name="T1"> program and exits without running the program.</text:span></text:p>
      <text:p text:style-name="P16">-h</text:p>
      <text:p text:style-name="P2"><text:span text:style-name="T1">Optional. Prints the help message for </text:span><text:span text:style-name="T2">qbsolv</text:span><text:span text:style-name="T1"> and exits without running the program.</text:span></text:p>
      <text:p text:style-name="P18">BUGS</text:p>
      <text:p text:style-name="P1"><text:span text:style-name="T1">Report any bugs to </text:span><text:a xlink:type="simple" xlink:href="mailto:dwsupport@dwavesys.com" text:style-name="Internet_20_link" text:visited-style-name="Visited_20_Internet_20_Link"><text:span text:style-name="T1">dwsupport@dwavesys.com</text:span></text:a><text:span text:style-name="T1">.</text:span></text:p>
      <text:p text:style-name="P18">COPYRIGHT</text:p>
      <text:p text:style-name="P8">© 2016 D-Wave Systems Inc.</text:p>
      <text:p text:style-name="P17">SEE ALSO</text:p>
      <text:p text:style-name="P1"><text:bookmark-start text:name="_GoBack"/><text:span text:style-name="T2">qubo</text:span><text:bookmark-end text:name="_GoBack"/><text:span text:style-name="T1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ahl</meta:initial-creator>
    <meta:editing-cycles>38</meta:editing-cycles>
    <meta:print-date>2016-11-08T15:44:00</meta:print-date>
    <meta:creation-date>2016-01-14T19:48:00</meta:creation-date>
    <dc:date>2017-04-21T09:50:07.458709000</dc:date>
    <meta:editing-duration>PT8M23S</meta:editing-duration>
    <meta:generator>LibreOffice/5.2.2.2$MacOSX_X86_64 LibreOffice_project/8f96e87c890bf8fa77463cd4b640a2312823f3ad</meta:generator>
    <meta:document-statistic meta:table-count="0" meta:image-count="0" meta:object-count="0" meta:page-count="3" meta:paragraph-count="41" meta:word-count="630" meta:character-count="3993" meta:non-whitespace-character-count="33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